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0.5cm"/>
    </style:style>
    <style:style style:name="gr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2.8cm" svg:x="9.821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0.4cm" svg:x="10.12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821cm" svg:y1="6.2cm" svg:x2="7.621cm" svg:y2="8.4cm">
          <text:p/>
        </draw:line>
        <draw:line draw:style-name="gr3" draw:text-style-name="P2" draw:layer="layout" svg:x1="13.021cm" svg:y1="8.3cm" svg:x2="10.321cm" svg:y2="10.3cm">
          <text:p/>
        </draw:line>
        <draw:line draw:style-name="gr3" draw:text-style-name="P2" draw:layer="layout" svg:x1="10.821cm" svg:y1="6.2cm" svg:x2="13.021cm" svg:y2="8.4cm">
          <text:p/>
        </draw:line>
        <draw:line draw:style-name="gr3" draw:text-style-name="P2" draw:layer="layout" svg:x1="7.621cm" svg:y1="8.3cm" svg:x2="10.321cm" svg:y2="10.3cm">
          <text:p/>
        </draw:line>
        <draw:line draw:style-name="gr4" draw:text-style-name="P2" draw:layer="layout" svg:x1="10.121cm" svg:y1="5.8cm" svg:x2="4.621cm" svg:y2="5.8cm">
          <text:p/>
        </draw:line>
        <draw:line draw:style-name="gr4" draw:text-style-name="P2" draw:layer="layout" svg:x1="10.321cm" svg:y1="6cm" svg:x2="10.321cm" svg:y2="11.3cm">
          <text:p/>
        </draw:line>
        <draw:frame draw:style-name="gr5" draw:text-style-name="P3" draw:layer="layout" svg:width="0.693cm" svg:height="0.687cm" svg:x="5.021cm" svg:y="5cm">
          <draw:text-box>
            <text:p>x</text:p>
          </draw:text-box>
        </draw:frame>
        <draw:frame draw:style-name="gr5" draw:text-style-name="P3" draw:layer="layout" svg:width="0.693cm" svg:height="0.687cm" svg:x="10.721cm" svg:y="10.6cm">
          <draw:text-box>
            <text:p>y</text:p>
          </draw:text-box>
        </draw:frame>
        <draw:path draw:style-name="gr6" draw:text-style-name="P2" draw:layer="layout" svg:width="4.03cm" svg:height="1.352cm" draw:transform="rotate (-1.04265969514141) translate (5.98965300622922cm 6.71818834402223cm)" svg:viewBox="0 0 4031 1353" svg:d="M0 1353c2778 0 4031-1353 4031-1353">
          <text:p/>
        </draw:path>
        <draw:frame draw:style-name="gr5" draw:text-style-name="P3" draw:layer="layout" svg:width="1.687cm" svg:height="0.687cm" svg:x="5.321cm" svg:y="8.9cm">
          <draw:text-box>
            <text:p>Wink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421cm" fo:margin-right="1cm" fo:page-width="21.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12:50:28.77</meta:creation-date>
    <dc:date>2018-02-16T13:40:18.036000000</dc:date>
    <meta:editing-duration>PT6H42M13S</meta:editing-duration>
    <meta:editing-cycles>42</meta:editing-cycles>
    <meta:generator>LibreOffice/5.1.5.2$Windows_x86 LibreOffice_project/7a864d8825610a8c07cfc3bc01dd4fce6a9447e5</meta:generator>
    <meta:print-date>2017-01-25T12:27:57.150000000</meta:print-date>
    <meta:document-statistic meta:object-count="12"/>
  </office:meta>
</office:document-meta>
</file>